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dd1" officeooo:paragraph-rsid="001f8dd1"/>
    </style:style>
    <style:style style:name="P2" style:family="paragraph" style:parent-style-name="Standard" style:list-style-name="L1">
      <style:text-properties officeooo:rsid="001f8dd1" officeooo:paragraph-rsid="001f8dd1"/>
    </style:style>
    <style:style style:name="P3" style:family="paragraph" style:parent-style-name="Standard" style:list-style-name="L2">
      <style:text-properties officeooo:rsid="001f8dd1" officeooo:paragraph-rsid="001f8dd1"/>
    </style:style>
    <style:style style:name="T1" style:family="text">
      <style:text-properties officeooo:rsid="002317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</text:span> a bullet list of 5 elements:</text:p>
      <text:list xml:id="list4041871689754757464" text:style-name="L1">
        <text:list-item>
          <text:p text:style-name="P2">first</text:p>
        </text:list-item>
        <text:list-item>
          <text:p text:style-name="P2">second</text:p>
        </text:list-item>
        <text:list-item>
          <text:p text:style-name="P2">third</text:p>
        </text:list-item>
        <text:list-item>
          <text:p text:style-name="P2">fourth</text:p>
        </text:list-item>
        <text:list-item>
          <text:p text:style-name="P2">fifth</text:p>
        </text:list-item>
      </text:list>
      <text:p text:style-name="P1">and by a numbered list of 3 elements:</text:p>
      <text:list xml:id="list622332789609185461" text:style-name="L2">
        <text:list-item>
          <text:p text:style-name="P3">one</text:p>
        </text:list-item>
        <text:list-item>
          <text:p text:style-name="P3">two</text:p>
        </text:list-item>
        <text:list-item>
          <text:p text:style-name="P3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9:07:58.217702947</meta:creation-date>
    <dc:date>2015-04-10T19:19:55.970541850</dc:date>
    <meta:editing-duration>PT11M5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32" meta:character-count="122" meta:non-whitespace-character-count="108"/>
  </office:meta>
</office:document-meta>
</file>